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9pt"/>
    </style:style>
    <style:style style:name="co2" style:family="table-column">
      <style:table-column-properties fo:break-before="auto" style:column-width="34.61pt"/>
    </style:style>
    <style:style style:name="co3" style:family="table-column">
      <style:table-column-properties fo:break-before="auto" style:column-width="32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6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01" table:default-cell-style-name="ce6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Entra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Freq T (Hz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number-columns-repeated="100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569" calcext:value-type="float">
            <text:p>1569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2257" calcext:value-type="float">
            <text:p>2257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3247" calcext:value-type="float">
            <text:p>3247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4671" calcext:value-type="float">
            <text:p>4671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6719" calcext:value-type="float">
            <text:p>6719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9665" calcext:value-type="float">
            <text:p>9665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3903" calcext:value-type="float">
            <text:p>13903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5" table:number-columns-repeated="20"/>
          <table:table-cell table:number-columns-repeated="1001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01" table:default-cell-style-name="ce6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Entra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Salida</text:p>
          </table:table-cell>
          <table:covered-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Freq T (Hz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V pp (V)</text:p>
          </table:table-cell>
          <table:table-cell table:number-columns-repeated="100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569" calcext:value-type="float">
            <text:p>1569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2257" calcext:value-type="float">
            <text:p>2257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3247" calcext:value-type="float">
            <text:p>3247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4671" calcext:value-type="float">
            <text:p>4671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6719" calcext:value-type="float">
            <text:p>6719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9665" calcext:value-type="float">
            <text:p>9665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13903" calcext:value-type="float">
            <text:p>13903</text:p>
          </table:table-cell>
          <table:table-cell table:style-name="ce5" table:number-columns-repeated="20"/>
          <table:table-cell table:number-columns-repeated="1001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5" table:number-columns-repeated="20"/>
          <table:table-cell table:number-columns-repeated="1001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72pt" fo:margin-bottom="36pt" fo:margin-left="36pt" fo:margin-right="36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0:01:42.191824886</meta:creation-date>
    <dc:date>2017-05-21T20:23:44.814210665</dc:date>
    <meta:editing-duration>PT18M47S</meta:editing-duration>
    <meta:editing-cycles>14</meta:editing-cycles>
    <meta:generator>LibreOffice/5.1.6.2$Linux_X86_64 LibreOffice_project/10m0$Build-2</meta:generator>
    <meta:document-statistic meta:table-count="2" meta:cell-count="102" meta:object-count="0"/>
  </office:meta>
</office:document-meta>
</file>